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6cf" officeooo:paragraph-rsid="000dc6cf"/>
    </style:style>
    <style:style style:name="T1" style:family="text">
      <style:text-properties officeooo:rsid="0012e8ab"/>
    </style:style>
    <style:style style:name="T2" style:family="text">
      <style:text-properties fo:font-weight="bold" officeooo:rsid="0012e8a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2e8ab"/>
    </style:style>
    <style:style style:name="T4" style:family="text">
      <style:text-properties fo:font-style="italic" officeooo:rsid="0012e8a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test. <text:span text:style-name="T1">Le but est de </text:span><text:span text:style-name="T2">démontrer</text:span><text:span text:style-name="T1"> que l’on peut même </text:span><text:span text:style-name="T3">envoyer</text:span><text:span text:style-name="T1"> des .odt sur le serveur, et les récupérer </text:span><text:span text:style-name="T4">en entier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7:26:06.175183456</meta:creation-date>
    <meta:generator>LibreOffice/5.1.6.2$Linux_X86_64 LibreOffice_project/10m0$Build-2</meta:generator>
    <dc:date>2018-05-01T10:54:42.898083099</dc:date>
    <meta:editing-duration>PT42S</meta:editing-duration>
    <meta:editing-cycles>3</meta:editing-cycles>
    <meta:document-statistic meta:table-count="0" meta:image-count="0" meta:object-count="0" meta:page-count="1" meta:paragraph-count="1" meta:word-count="24" meta:character-count="121" meta:non-whitespace-character-count="98"/>
  </office:meta>
</office:document-meta>
</file>